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26282E244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419cm" fo:min-width="3.33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69cm" svg:height="17.301cm" svg:x="-0.069cm" svg:y="-0.051cm">
            <draw:image xlink:href="Pictures/100000000000026A0000026282E244FF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916cm" svg:height="0.749cm" svg:x="7.334cm" svg:y="1.83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01:01:07.176229316</dc:date>
    <meta:editing-duration>PT4M1S</meta:editing-duration>
    <meta:editing-cycles>4</meta:editing-cycles>
    <meta:generator>LibreOffice/24.2.6.2$Linux_X86_64 LibreOffice_project/420$Build-2</meta:generator>
    <meta:document-statistic meta:object-count="3"/>
  </office:meta>
</office:document-meta>
</file>